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572" officeooo:paragraph-rsid="001f3572"/>
    </style:style>
    <style:style style:name="P2" style:family="paragraph" style:parent-style-name="Standard">
      <style:text-properties officeooo:rsid="001f3572" officeooo:paragraph-rsid="00312cc6"/>
    </style:style>
    <style:style style:name="P3" style:family="paragraph" style:parent-style-name="Standard">
      <style:text-properties officeooo:rsid="001f3572" officeooo:paragraph-rsid="0038cad6"/>
    </style:style>
    <style:style style:name="P4" style:family="paragraph" style:parent-style-name="Standard">
      <style:text-properties officeooo:rsid="001f3572" officeooo:paragraph-rsid="00699483"/>
    </style:style>
    <style:style style:name="P5" style:family="paragraph" style:parent-style-name="Standard">
      <style:text-properties officeooo:rsid="001f3572" officeooo:paragraph-rsid="00754096"/>
    </style:style>
    <style:style style:name="P6" style:family="paragraph" style:parent-style-name="Standard">
      <style:text-properties officeooo:rsid="001f3572" officeooo:paragraph-rsid="0076c33e"/>
    </style:style>
    <style:style style:name="P7" style:family="paragraph" style:parent-style-name="Standard">
      <style:text-properties officeooo:paragraph-rsid="001f3572"/>
    </style:style>
    <style:style style:name="P8" style:family="paragraph" style:parent-style-name="Standard">
      <style:text-properties fo:font-variant="normal" fo:text-transform="none" fo:color="#880000" fo:letter-spacing="normal" officeooo:rsid="001f3572" officeooo:paragraph-rsid="001f3572"/>
    </style:style>
    <style:style style:name="P9" style:family="paragraph" style:parent-style-name="Standard">
      <style:text-properties fo:font-variant="normal" fo:text-transform="none" fo:color="#880000" fo:letter-spacing="normal" officeooo:rsid="001f3572" officeooo:paragraph-rsid="007569ae"/>
    </style:style>
    <style:style style:name="P10" style:family="paragraph" style:parent-style-name="Standard">
      <style:text-properties fo:font-variant="normal" fo:text-transform="none" fo:color="#880000" fo:letter-spacing="normal" officeooo:paragraph-rsid="006e8f03"/>
    </style:style>
    <style:style style:name="P11" style:family="paragraph" style:parent-style-name="Standard">
      <style:text-properties fo:font-variant="normal" fo:text-transform="none" fo:color="#007826" fo:letter-spacing="normal" officeooo:rsid="001f3572" officeooo:paragraph-rsid="00712f11"/>
    </style:style>
    <style:style style:name="P12" style:family="paragraph" style:parent-style-name="Standard">
      <style:text-properties officeooo:rsid="0026c49e" officeooo:paragraph-rsid="0026c49e"/>
    </style:style>
    <style:style style:name="P13" style:family="paragraph" style:parent-style-name="Standard">
      <style:text-properties officeooo:rsid="0026c49e" officeooo:paragraph-rsid="002e35bf"/>
    </style:style>
    <style:style style:name="P14" style:family="paragraph" style:parent-style-name="Standard">
      <style:text-properties officeooo:rsid="00312cc6" officeooo:paragraph-rsid="00312cc6"/>
    </style:style>
    <style:style style:name="P15" style:family="paragraph" style:parent-style-name="Standard">
      <style:text-properties officeooo:rsid="00312cc6" officeooo:paragraph-rsid="005249c3"/>
    </style:style>
    <style:style style:name="P16" style:family="paragraph" style:parent-style-name="Standard">
      <style:text-properties fo:font-weight="bold" officeooo:rsid="0026c49e" officeooo:paragraph-rsid="002e35bf" style:font-weight-asian="bold" style:font-weight-complex="bold"/>
    </style:style>
    <style:style style:name="P17" style:family="paragraph" style:parent-style-name="Standard">
      <style:text-properties fo:font-weight="bold" officeooo:rsid="001f3572" officeooo:paragraph-rsid="00312cc6" style:font-weight-asian="bold" style:font-weight-complex="bold"/>
    </style:style>
    <style:style style:name="P18" style:family="paragraph" style:parent-style-name="Standard">
      <style:text-properties officeooo:rsid="0038cad6" officeooo:paragraph-rsid="0038cad6"/>
    </style:style>
    <style:style style:name="P19" style:family="paragraph" style:parent-style-name="Standard">
      <style:text-properties officeooo:rsid="0038cad6" officeooo:paragraph-rsid="0041eba4"/>
    </style:style>
    <style:style style:name="P20" style:family="paragraph" style:parent-style-name="Standard">
      <style:text-properties officeooo:rsid="0038cad6" officeooo:paragraph-rsid="00450dba"/>
    </style:style>
    <style:style style:name="P21" style:family="paragraph" style:parent-style-name="Standard">
      <style:text-properties officeooo:rsid="0038cad6" officeooo:paragraph-rsid="00462d12"/>
    </style:style>
    <style:style style:name="P22" style:family="paragraph" style:parent-style-name="Standard">
      <style:text-properties officeooo:rsid="0038cad6" officeooo:paragraph-rsid="004a6501"/>
    </style:style>
    <style:style style:name="P23" style:family="paragraph" style:parent-style-name="Standard">
      <style:text-properties officeooo:rsid="0038cad6" officeooo:paragraph-rsid="004ba904"/>
    </style:style>
    <style:style style:name="P24" style:family="paragraph" style:parent-style-name="Standard">
      <style:text-properties officeooo:rsid="003c1480" officeooo:paragraph-rsid="003cb41d"/>
    </style:style>
    <style:style style:name="P25" style:family="paragraph" style:parent-style-name="Standard">
      <style:text-properties officeooo:rsid="004cca39" officeooo:paragraph-rsid="004cca39"/>
    </style:style>
    <style:style style:name="P26" style:family="paragraph" style:parent-style-name="Standard">
      <style:text-properties officeooo:rsid="004cca39" officeooo:paragraph-rsid="00500c68"/>
    </style:style>
    <style:style style:name="P27" style:family="paragraph" style:parent-style-name="Standard">
      <style:text-properties fo:color="#006633" officeooo:rsid="001f3572" officeooo:paragraph-rsid="001f3572"/>
    </style:style>
    <style:style style:name="P28" style:family="paragraph" style:parent-style-name="Standard">
      <style:text-properties fo:color="#006633" officeooo:rsid="001f3572" officeooo:paragraph-rsid="006488c4"/>
    </style:style>
    <style:style style:name="P29" style:family="paragraph" style:parent-style-name="Standard">
      <style:text-properties fo:color="#009933" officeooo:rsid="001f3572" officeooo:paragraph-rsid="001f3572"/>
    </style:style>
    <style:style style:name="P30" style:family="paragraph" style:parent-style-name="Standard">
      <style:text-properties officeooo:paragraph-rsid="007a6f85"/>
    </style:style>
    <style:style style:name="P31" style:family="paragraph" style:parent-style-name="Standard">
      <style:text-properties officeooo:paragraph-rsid="00815e09"/>
    </style:style>
    <style:style style:name="P32" style:family="paragraph" style:parent-style-name="Standard">
      <style:text-properties fo:color="#007826" officeooo:paragraph-rsid="00815e09"/>
    </style:style>
    <style:style style:name="P33" style:family="paragraph" style:parent-style-name="Standard">
      <style:text-properties officeooo:rsid="0081e644" officeooo:paragraph-rsid="0081e644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38cad6" officeooo:paragraph-rsid="00500c68"/>
    </style:style>
    <style:style style:name="T1" style:family="text">
      <style:text-properties officeooo:rsid="001f3572"/>
    </style:style>
    <style:style style:name="T2" style:family="text">
      <style:text-properties fo:font-variant="normal" fo:text-transform="none" fo:color="#880000" style:font-name="Source Code Pro" fo:font-size="10.5pt" fo:letter-spacing="normal" fo:font-style="normal" fo:font-weight="normal"/>
    </style:style>
    <style:style style:name="T3" style:family="text">
      <style:text-properties fo:font-variant="normal" fo:text-transform="none" fo:color="#880000" fo:letter-spacing="normal" style:font-name-asian="Source Code Pro" style:font-size-asian="10.5pt" style:font-style-asian="normal" style:font-weight-asian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Source Code Pro" fo:font-size="10.5pt" fo:letter-spacing="normal" fo:font-style="normal" fo:font-weight="normal"/>
    </style:style>
    <style:style style:name="T6" style:family="text">
      <style:text-properties fo:font-variant="normal" fo:text-transform="none" fo:color="#007826" style:font-name="Source Code Pro" fo:font-size="10.5pt" fo:letter-spacing="normal" fo:font-style="normal" fo:font-weight="normal"/>
    </style:style>
    <style:style style:name="T7" style:family="text">
      <style:text-properties fo:font-variant="normal" fo:text-transform="none" fo:color="#007826" fo:letter-spacing="normal" style:font-name-asian="Source Code Pro" style:font-size-asian="10.5pt" style:font-style-asian="normal" style:font-weight-asian="normal"/>
    </style:style>
    <style:style style:name="T8" style:family="text">
      <style:text-properties fo:font-variant="normal" fo:text-transform="none" fo:letter-spacing="normal" style:font-name-asian="Source Code Pro" style:font-size-asian="10.5pt" style:font-style-asian="normal" style:font-weight-asian="normal"/>
    </style:style>
    <style:style style:name="T9" style:family="text">
      <style:text-properties fo:font-variant="normal" fo:text-transform="none" style:font-name="Source Code Pro" fo:font-size="10.5pt" fo:letter-spacing="normal" fo:font-style="normal" fo:font-weight="normal"/>
    </style:style>
    <style:style style:name="T10" style:family="text">
      <style:text-properties officeooo:rsid="002e35bf"/>
    </style:style>
    <style:style style:name="T11" style:family="text">
      <style:text-properties officeooo:rsid="0038cad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1eba4"/>
    </style:style>
    <style:style style:name="T14" style:family="text">
      <style:text-properties fo:color="#ff0000"/>
    </style:style>
    <style:style style:name="T15" style:family="text">
      <style:text-properties fo:color="#ff0000" style:text-underline-style="solid" style:text-underline-width="auto" style:text-underline-color="font-color"/>
    </style:style>
    <style:style style:name="T16" style:family="text">
      <style:text-properties fo:color="#ff0000" officeooo:rsid="0038cad6"/>
    </style:style>
    <style:style style:name="T17" style:family="text">
      <style:text-properties fo:color="#000000" officeooo:rsid="0041eba4"/>
    </style:style>
    <style:style style:name="T18" style:family="text">
      <style:text-properties fo:color="#000000" officeooo:rsid="0038cad6"/>
    </style:style>
    <style:style style:name="T19" style:family="text">
      <style:text-properties officeooo:rsid="00500c68"/>
    </style:style>
    <style:style style:name="T20" style:family="text">
      <style:text-properties style:font-name="Source Code Pro" fo:font-size="10.5pt" fo:font-style="normal" fo:font-weight="normal"/>
    </style:style>
    <style:style style:name="T21" style:family="text">
      <style:text-properties style:font-name="Source Code Pro" fo:font-size="10.5pt" fo:font-style="normal" fo:font-weight="normal" style:font-name-asian="Source Code Pro" style:font-size-asian="10.5pt" style:font-style-asian="normal" style:font-weight-asian="normal"/>
    </style:style>
    <style:style style:name="T22" style:family="text">
      <style:text-properties style:font-name-asian="Source Code Pro" style:font-size-asian="10.5pt" style:font-style-asian="normal" style:font-weight-asian="normal"/>
    </style:style>
    <style:style style:name="T23" style:family="text">
      <style:text-properties officeooo:rsid="001f3572" style:font-name-asian="Source Code Pro" style:font-size-asian="10.5pt" style:font-style-asian="normal" style:font-weight-asian="normal"/>
    </style:style>
    <style:style style:name="T24" style:family="text">
      <style:text-properties fo:color="#006633"/>
    </style:style>
    <style:style style:name="T25" style:family="text">
      <style:text-properties fo:color="#009933"/>
    </style:style>
    <style:style style:name="T26" style:family="text">
      <style:text-properties fo:color="#007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属性1 <text:s text:c="3"/>属性2 <text:s text:c="3"/>属性3</text:p>
      <text:p text:style-name="P1">2 <text:s text:c="11"/>3 <text:s text:c="10"/>3</text:p>
      <text:p text:style-name="P1">假设空间中有 3 * 4 * 4 + 1 = 49种假设。</text:p>
      <text:p text:style-name="P12">在不考虑沉余的情况下，最多包含k个合取式来表达假设空间，显然k的最大值是49。</text:p>
      <text:p text:style-name="P12">但是其中包含了很多冗余的情况。</text:p>
      <text:p text:style-name="P12">------------------------------------------------------</text:p>
      <text:p text:style-name="P12">若考虑冗余的情况（忽略空集）：</text:p>
      <text:p text:style-name="P12">48种假设中：</text:p>
      <text:p text:style-name="P12">（1）具体假设：2 * 3 * 3 = 18 种</text:p>
      <text:p text:style-name="P12">（2）1个属性泛化： 3 * 3 + 2 * 3 + 2 * 3 = 21种</text:p>
      <text:p text:style-name="P12"><text:s text:c="37"/>| <text:s text:c="11"/>| <text:s text:c="11"/>|</text:p>
      <text:p text:style-name="P12"><text:s text:c="33"/>1泛化 <text:s text:c="2"/>2泛化 <text:s text:c="3"/>3泛化</text:p>
      <text:p text:style-name="P12">（3）2个属性泛化：2 + 3 + 3 = 8 种</text:p>
      <text:p text:style-name="P12">（4）3个属性泛化：1 种</text:p>
      <text:p text:style-name="P12">若考虑冗余，k最大取值为18.（若大于18，则必含有泛化假设，泛化会减少具体假设数目，假设数目将小于18，与大于18矛盾）</text:p>
      <text:p text:style-name="P12">这时需要根据k取值的不同分清况讨论。</text:p>
      <text:p text:style-name="P12"/>
      <text:p text:style-name="P13">（1）k = 1时，<text:span text:style-name="T10">任选一种假设都可以作为一种没有沉余的假设，共48种。 </text:span></text:p>
      <text:p text:style-name="P13">（2）k = 18时，<text:span text:style-name="T10">就是18种具体属性假设的析取式，共1种。 </text:span></text:p>
      <text:p text:style-name="P13">（3）1 &lt; k &lt; 18时，需要另加分析。</text:p>
      <text:p text:style-name="P13"/>
      <text:p text:style-name="P16">算法：</text:p>
      <text:p text:style-name="P14">由于属性泛化后，一个泛化的假设可以对应多个具体假设。 </text:p>
      <text:p text:style-name="P15">把所有假设按三属性泛化，二属性泛化，一属性泛化，具体属性排序</text:p>
      <text:p text:style-name="P15">(这样可以保证<text:span text:style-name="T15">排在后面的假设不会包含前面的任何一个假设</text:span>，所以省略了一些包含判断)，</text:p>
      <text:p text:style-name="P15">进行循环枚举，按顺序遍历所有假设组合2^48种可能(当然绝大部分都提前结束了，不会是那么夸张的量级，虽然也不低)：</text:p>
      <text:p text:style-name="P14">· 使用栈来实现非递归，如果当前假设还有没被析合式所包含的具体假设，则认为可以入栈，并且当前栈大小的长度计数加111，并继续扫描。</text:p>
      <text:p text:style-name="P14">· 如果当前扫描已经到了最后一个假设，或者所有具体假设已经被全部包含，则退栈。</text:p>
      <text:p text:style-name="P14">· 循环结束条件：当最后一个假设作为第一个压入栈的元素时，认为已经遍历结束。</text:p>
      <text:p text:style-name="P14"/>
      <text:p text:style-name="P14"><text:span text:style-name="T12">细节设计：</text:span></text:p>
      <text:p text:style-name="P24">a. 每个假设的表示：</text:p>
      <text:p text:style-name="P24">每个假设对应一个32位整型(假设变量为<text:span text:style-name="T14">hypo_const</text:span>),代表着它所对应了哪些具体假设，如果它包含了某种具体假设，则该位为1。</text:p>
      <text:p text:style-name="P2">eg. 假设1： 00 0000 0000 0000 0001</text:p>
      <text:p text:style-name="P2"/>
      <text:p text:style-name="P3">b. 析合式包含的假设的表示：</text:p>
      <text:p text:style-name="P3"><text:span text:style-name="T11">由于一共有18种</text:span><text:span text:style-name="T18">具体假设</text:span><text:span text:style-name="T11">，可以用一个32位整型(变量为</text:span><text:span text:style-name="T16">hypos_cur</text:span><text:span text:style-name="T11">)的后18位来表示每一个具体假设。用1表示具体假设没被包含，用0表示具体假设已经被析合式包含。</text:span></text:p>
      <text:p text:style-name="P18">初始的析合式为空，可以设初试值为0X3FFFF。</text:p>
      <text:p text:style-name="P18"/>
      <text:p text:style-name="P23">c. <text:span text:style-name="T13">判断析合式是否包含了全部的具体假设：</text:span></text:p>
      <text:p text:style-name="P23"><text:span text:style-name="T13"><text:s text:c="4"/>hypos_cur=0</text:span></text:p>
      <text:p text:style-name="P19"/>
      <text:p text:style-name="P19"/>
      <text:p text:style-name="P19"><text:soft-page-break/></text:p>
      <text:p text:style-name="P19"/>
      <text:p text:style-name="P20">d. <text:span text:style-name="T13">判断该假设是否已经被析合范式包含:</text:span></text:p>
      <text:p text:style-name="P20"/>
      <text:p text:style-name="P20"><text:span text:style-name="T13"><text:s text:c="4"/></text:span><text:span text:style-name="T17">hypo_tmp = hypos_cur &amp; hypo_const</text:span></text:p>
      <text:p text:style-name="P20"><text:span text:style-name="T17"/></text:p>
      <text:p text:style-name="P22"><text:s text:c="4"/>若hypo_tmp = 1, 入栈，</text:p>
      <text:p text:style-name="P22"><text:s text:c="4"/>若hypo_tmp = 0, 不入栈。</text:p>
      <text:p text:style-name="P19"/>
      <text:p text:style-name="P21">hypos_cur <text:s text:c="3"/>hypo_const <text:s text:c="3"/>hypo_tmp</text:p>
      <text:p text:style-name="P21"><text:s text:c="7"/>0 <text:s text:c="17"/>0 <text:s text:c="19"/>0 <text:s text:c="8"/>-&gt; 析合式已包含 <text:s text:c="27"/>-&gt; 不入栈</text:p>
      <text:p text:style-name="P21"><text:s text:c="7"/>0 <text:s text:c="17"/>1 <text:s text:c="19"/>0 <text:s text:c="8"/>-&gt; 析合式已包含 <text:s text:c="27"/>-&gt; 不入栈</text:p>
      <text:p text:style-name="P21"><text:s text:c="7"/>1 <text:s text:c="17"/>0 <text:s text:c="19"/>0 <text:s text:c="8"/>-&gt; 析合式未包含，假设未包含 -&gt; 不入栈</text:p>
      <text:p text:style-name="P21"><text:s text:c="7"/>1 <text:s text:c="17"/>1 <text:s text:c="18"/><text:span text:style-name="T14"><text:s/>1 </text:span><text:s text:c="8"/>-&gt; 析合式未包含，假设包含 <text:s text:c="5"/>-&gt; 入栈</text:p>
      <text:p text:style-name="P21"/>
      <text:p text:style-name="P21">e. 入栈的操作：</text:p>
      <text:p text:style-name="P21"/>
      <text:p text:style-name="P21"><text:s text:c="4"/>hypos_cur ^= hypo_tmp</text:p>
      <text:p text:style-name="P21"/>
      <text:p text:style-name="P25"><text:s text:c="4"/>当某个假设加入析合范式后(入栈)用hypos_cur与hypo_tmp做异或运算，来更改析合式所包含的具体假设。</text:p>
      <text:p text:style-name="P25"><text:s text:c="4"/>若可以入栈，则假设对应位hypo_tmp = 1, hypos_cur = 1, 异或运算后为0，表示析合式包含改假设。</text:p>
      <text:p text:style-name="P25"><text:s text:c="4"/>采用异或运算的好处是，在出栈时，再次异或即可还原hypos_cur原状态。</text:p>
      <text:p text:style-name="P25"/>
      <text:p text:style-name="P25">f. 出栈的操作：</text:p>
      <text:p text:style-name="P25"/>
      <text:p text:style-name="P26"><text:s text:c="4"/><text:span text:style-name="T11">hypos_cur ^= hypo_tmp</text:span></text:p>
      <text:p text:style-name="P25"/>
      <text:p text:style-name="P34"><text:s text:c="4"/><text:span text:style-name="T19">出栈时再次用hypos_cur与hypo_tmp做异或，回到加入该假设前的情况。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代码实现：</text:p>
      <text:p text:style-name="P17"/>
      <text:p text:style-name="P1">#include &lt;iostream&gt;</text:p>
      <text:p text:style-name="P1">#include &lt;cstdio&gt;</text:p>
      <text:p text:style-name="P1">#include &lt;cstdlib&gt;</text:p>
      <text:p text:style-name="P1">#include &lt;vector&gt;</text:p>
      <text:p text:style-name="P1">#include &lt;stack&gt;</text:p>
      <text:p text:style-name="P1">using namespace std;</text:p>
      <text:p text:style-name="P1"/>
      <text:p text:style-name="P29">// 0表示*泛化情况</text:p>
      <text:p text:style-name="P29">// 1 表示该属性下取第1种属性值，2，3同理</text:p>
      <text:p text:style-name="P29">// 每三个一组，如000：***；123：三种属性分别取第1，2，3个属性值</text:p>
      <text:p text:style-name="P29">// 一组中有几个0表示几属性泛化</text:p>
      <text:p text:style-name="P1"/>
      <text:p text:style-name="P1">static const char list[] = {</text:p>
      <text:p text:style-name="P1"><text:s text:c="4"/>0,0,0, <text:s text:c="75"/></text:p>
      <text:p text:style-name="P1"><text:s text:c="4"/>0,0,1,0,0,2,0,0,3,0,1,0,0,2,0,0,3,0,1,0,0,2,0,0, </text:p>
      <text:p text:style-name="P1"><text:s text:c="4"/>0,1,1,0,1,2,0,1,3,0,2,1,0,2,2,0,2,3,0,3,1,0,3,2,0,3,3,</text:p>
      <text:p text:style-name="P1"><text:s text:c="4"/>1,0,1,1,0,2,1,0,3,2,0,1,2,0,2,2,0,3,</text:p>
      <text:p text:style-name="P1"><text:s text:c="4"/>1,1,0,1,2,0,1,3,0,2,1,0,2,2,0,2,3,0,</text:p>
      <text:p text:style-name="P1"><text:s text:c="4"/>1,1,1,1,1,2,1,1,3,1,2,1,1,2,2,1,2,3,1,3,1,1,3,2,1,3,3,</text:p>
      <text:p text:style-name="P1"><text:s text:c="4"/>2,1,1,2,1,2,2,1,3,2,2,1,2,2,2,2,2,3,2,3,1,2,3,2,2,3,3</text:p>
      <text:p text:style-name="P1">};</text:p>
      <text:p text:style-name="P1"/>
      <text:p text:style-name="P1">class hypos {</text:p>
      <text:p text:style-name="P1">public:</text:p>
      <text:p text:style-name="P1"><text:tab/>virtual int insert(int cur) = 0; <text:s/>//基类中的纯虚函数</text:p>
      <text:p text:style-name="P1">};</text:p>
      <text:p text:style-name="P1"/>
      <text:p text:style-name="P8"><text:span text:style-name="T20">//</text:span><text:span text:style-name="T22">单个的假设类</text:span></text:p>
      <text:p text:style-name="P11"><text:span text:style-name="T22">// hypo_const 表示具体假设</text:span></text:p>
      <text:p text:style-name="P1">class hypo: public hypos</text:p>
      <text:p text:style-name="P1">{</text:p>
      <text:p text:style-name="P1">public:</text:p>
      <text:p text:style-name="P1"><text:tab/>hypo(int a, int b, int c)</text:p>
      <text:p text:style-name="P1"><text:tab/>{</text:p>
      <text:p text:style-name="P1"><text:tab/><text:tab/>hypo_const = 0;</text:p>
      <text:p text:style-name="P1"><text:tab/><text:tab/>vector&lt;char&gt; p[3];</text:p>
      <text:p text:style-name="P1"><text:s text:c="23"/><text:span text:style-name="T25"><text:s/>// a = 0 表示第一种取泛化属性，需要把其包含的1，2两种具体属性都存入p容器中</text:span></text:p>
      <text:p text:style-name="P1"><text:tab/><text:tab/>if(a == 0) <text:s text:c="2"/></text:p>
      <text:p text:style-name="P1"><text:tab/><text:tab/>{</text:p>
      <text:p text:style-name="P1"><text:tab/><text:tab/><text:tab/>p[0].push_back(1);</text:p>
      <text:p text:style-name="P1"><text:tab/><text:tab/><text:tab/>p[0].push_back(2);</text:p>
      <text:p text:style-name="P1"><text:tab/><text:tab/>}</text:p>
      <text:p text:style-name="P1"><text:tab/><text:tab/>else p[0].push_back(a);</text:p>
      <text:p text:style-name="P1"/>
      <text:p text:style-name="P1"><text:tab/><text:tab/>if(b == 0)</text:p>
      <text:p text:style-name="P1"><text:tab/><text:tab/>{</text:p>
      <text:p text:style-name="P1"><text:tab/><text:tab/><text:tab/>p[1].push_back(1);</text:p>
      <text:p text:style-name="P1"><text:tab/><text:tab/><text:tab/>p[1].push_back(2);</text:p>
      <text:p text:style-name="P1"><text:tab/><text:tab/><text:tab/>p[1].push_back(3);</text:p>
      <text:p text:style-name="P1"><text:soft-page-break/><text:tab/><text:tab/>}</text:p>
      <text:p text:style-name="P1"><text:tab/><text:tab/>else p[1].push_back(b);</text:p>
      <text:p text:style-name="P1"/>
      <text:p text:style-name="P1"><text:tab/><text:tab/>if(c == 0)</text:p>
      <text:p text:style-name="P1"><text:tab/><text:tab/>{</text:p>
      <text:p text:style-name="P1"><text:tab/><text:tab/><text:tab/>p[2].push_back(1);</text:p>
      <text:p text:style-name="P1"><text:tab/><text:tab/><text:tab/>p[2].push_back(2);</text:p>
      <text:p text:style-name="P1"><text:tab/><text:tab/><text:tab/>p[2].push_back(3);</text:p>
      <text:p text:style-name="P1"><text:tab/><text:tab/>}</text:p>
      <text:p text:style-name="P1"><text:tab/><text:tab/>else p[2].push_back(c);</text:p>
      <text:p text:style-name="P1"/>
      <text:p text:style-name="P1"><text:tab/><text:tab/>for(unsigned int i = 0; i &lt; p[0].size();i++)</text:p>
      <text:p text:style-name="P1"><text:tab/><text:tab/><text:tab/>for(unsigned int j = 0; j &lt; p[1].size(); j++)</text:p>
      <text:p text:style-name="P1"><text:tab/><text:tab/><text:tab/><text:tab/>for(unsigned int k = 0; k &lt; p[2].size(); k++)</text:p>
      <text:p text:style-name="P1"><text:s text:c="58"/><text:span text:style-name="T24"><text:s/>// 最小 1 1 1：1*9+1*3+1 = 13</text:span></text:p>
      <text:p text:style-name="P27"><text:s text:c="59"/>// 这里 -13为保证右移计数从0开始，每一种假设对应一位</text:p>
      <text:p text:style-name="P27"><text:s text:c="59"/>// |= 表示按位或</text:p>
      <text:p text:style-name="P27"><text:s text:c="59"/>// 对于每一种具体假设，基本只用一次 如 1 1 1 -&gt; 0...01</text:p>
      <text:p text:style-name="P28"><text:s text:c="59"/>// 对于有泛化的假设，则会用到如 1 1 0 </text:p>
      <text:p text:style-name="P28"><text:s text:c="59"/>// 其p[2]位有1，2，3三种属性，需要将这三种假设对应位置为1</text:p>
      <text:p text:style-name="P27"><text:s text:c="59"/>// 0...0 0001, 0...0 0010, 0...0 0100 按位或 = 0... 0 0111</text:p>
      <text:p text:style-name="P1"><text:tab/><text:tab/><text:tab/><text:tab/><text:tab/>hypo_const <text:span text:style-name="T14">|=</text:span> (1 &lt;&lt; (p[0][i] * 9 + p[1][j] * 3 + p[2][k])<text:span text:style-name="T14"> – 13)</text:span>;</text:p>
      <text:p text:style-name="P1"/>
      <text:p text:style-name="P1"><text:tab/>}</text:p>
      <text:p text:style-name="P1"/>
      <text:p text:style-name="P1"><text:tab/>int insert(int cur)</text:p>
      <text:p text:style-name="P1"><text:tab/>{</text:p>
      <text:p text:style-name="P4"><text:s text:c="23"/><text:span text:style-name="T26"><text:s/>// 若 hypo_const &amp; cur = 1，则可以入栈</text:span></text:p>
      <text:p text:style-name="P1"><text:tab/><text:tab/>return (hypo_const &amp; cur); </text:p>
      <text:p text:style-name="P1"><text:tab/>}</text:p>
      <text:p text:style-name="P1"/>
      <text:p text:style-name="P1">private:</text:p>
      <text:p text:style-name="P1"><text:tab/>int <text:span text:style-name="T14">hypo_const; <text:s/></text:span><text:span text:style-name="T26">//表示具体假设</text:span></text:p>
      <text:p text:style-name="P1">};</text:p>
      <text:p text:style-name="P1"/>
      <text:p text:style-name="P8"><text:span text:style-name="T20">// </text:span><text:span text:style-name="T22">用于压入栈的派生类 用来实现非递归</text:span></text:p>
      <text:p text:style-name="P10"><text:span text:style-name="T23">// </text:span><text:span text:style-name="T21">hypo_tmp </text:span><text:span text:style-name="T22">记录这个假设入栈时，带入了哪些具体假设，出栈时要还原 </text:span></text:p>
      <text:p text:style-name="P10"><text:span text:style-name="T21">// ptr </text:span><text:span text:style-name="T22">记录入栈时的位置</text:span></text:p>
      <text:p text:style-name="P10"><text:span text:style-name="T23"/></text:p>
      <text:p text:style-name="P1">class hypo_ss: public hypos</text:p>
      <text:p text:style-name="P1">{</text:p>
      <text:p text:style-name="P1">public:</text:p>
      <text:p text:style-name="P1"><text:tab/>hypo_ss(int _ptr, int tmp)</text:p>
      <text:p text:style-name="P1"><text:tab/>{</text:p>
      <text:p text:style-name="P1"><text:tab/><text:tab/>hypo_tmp = tmp;</text:p>
      <text:p text:style-name="P1"><text:tab/><text:tab/>ptr = _ptr;</text:p>
      <text:p text:style-name="P1"><text:tab/>}</text:p>
      <text:p text:style-name="P1"/>
      <text:p text:style-name="P1"><text:tab/>int insert(int cur)</text:p>
      <text:p text:style-name="P1"><text:tab/>{ <text:s text:c="2"/>return 0; <text:s text:c="3"/>}</text:p>
      <text:p text:style-name="P5"><text:tab/></text:p>
      <text:p text:style-name="P5"><text:soft-page-break/><text:tab/>int hypo_tmp;</text:p>
      <text:p text:style-name="P1"><text:tab/>int ptr;</text:p>
      <text:p text:style-name="P1">};</text:p>
      <text:p text:style-name="P1"/>
      <text:p text:style-name="P8"><text:span text:style-name="T20">// </text:span><text:span text:style-name="T22">用来循环遍历的类</text:span></text:p>
      <text:p text:style-name="P9"><text:span text:style-name="T21">// sum </text:span><text:span text:style-name="T22">各个长度的析合式各有多少种可能</text:span></text:p>
      <text:p text:style-name="P9"><text:span text:style-name="T21">// ss </text:span><text:span text:style-name="T22">用来实现非递归的栈 </text:span></text:p>
      <text:p text:style-name="P9"><text:span text:style-name="T21">// hypos_cur </text:span><text:span text:style-name="T22">当前没被包含的具体假设 初始值为</text:span><text:span text:style-name="T21">0X3FFFF </text:span></text:p>
      <text:p text:style-name="P9"><text:span text:style-name="T21">// hyposs 48</text:span><text:span text:style-name="T22">个假设集合</text:span></text:p>
      <text:p text:style-name="P9"><text:span text:style-name="T22"/></text:p>
      <text:p text:style-name="P1">class Traversal : public hypos</text:p>
      <text:p text:style-name="P1">{</text:p>
      <text:p text:style-name="P1">public:</text:p>
      <text:p text:style-name="P1"><text:tab/>Traversal()</text:p>
      <text:p text:style-name="P1"><text:tab/>{</text:p>
      <text:p text:style-name="P1"><text:tab/><text:tab/>hypos_cur = 0x3ffff;</text:p>
      <text:p text:style-name="P1"><text:tab/><text:tab/>for(int i = 0; i &lt; 48; ++i)</text:p>
      <text:p text:style-name="P1"><text:tab/><text:tab/>{</text:p>
      <text:p text:style-name="P6"><text:tab/><text:tab/><text:tab/><text:span text:style-name="T26">// <text:s/>见list[] : (0,0,0), (0,0,1) …</text:span></text:p>
      <text:p text:style-name="P6"><text:span text:style-name="T26"><text:tab/><text:tab/><text:tab/>// hypo(a, b, c) 表某个假设（属性分别为a,b,c）</text:span></text:p>
      <text:p text:style-name="P1"><text:tab/><text:tab/><text:tab/>hyposs.push_back(<text:span text:style-name="T14">hypo(list[3 * i], list[3 * i + 1], list[3 * i + 2])</text:span>); </text:p>
      <text:p text:style-name="P1"><text:tab/><text:tab/>}</text:p>
      <text:p text:style-name="P1"><text:tab/>}</text:p>
      <text:p text:style-name="P1"><text:tab/></text:p>
      <text:p text:style-name="P30"><text:span text:style-name="T1"><text:tab/></text:span><text:span text:style-name="T2">//</text:span><text:span text:style-name="T3">循环顺序遍历的主体</text:span><text:span text:style-name="T4"> </text:span></text:p>
      <text:p text:style-name="P30"><text:span text:style-name="T5"><text:tab/></text:span><text:span text:style-name="T2">//cur 初始</text:span><text:span text:style-name="T3">的位置 设为</text:span><text:span text:style-name="T2">0</text:span></text:p>
      <text:p text:style-name="P1"><text:tab/>int insert(int cur)</text:p>
      <text:p text:style-name="P1"><text:tab/>{</text:p>
      <text:p text:style-name="P7"><text:span text:style-name="T1"><text:tab/><text:tab/>int ptr = cur; <text:s text:c="3"/></text:span><text:span text:style-name="T6">//</text:span><text:span text:style-name="T7">当前指向的位置</text:span></text:p>
      <text:p text:style-name="P1"><text:tab/><text:tab/>while(1)</text:p>
      <text:p text:style-name="P1"><text:tab/><text:tab/>{</text:p>
      <text:p text:style-name="P7"><text:span text:style-name="T1"><text:tab/><text:tab/><text:tab/></text:span><text:span text:style-name="T6">//</text:span><text:span text:style-name="T7">退出条件 当最后一个假设作为第一个入栈的元素 表示遍历完成</text:span></text:p>
      <text:p text:style-name="P1"><text:tab/><text:tab/><text:tab/>if(ptr &gt; 47 &amp;&amp; !ss.size()) break;</text:p>
      <text:p text:style-name="P1"/>
      <text:p text:style-name="P7"><text:span text:style-name="T1"><text:tab/><text:tab/><text:tab/></text:span><text:span text:style-name="T6">//</text:span><text:span text:style-name="T7">回退条件 扫描到最后或者所有具体假设都被包含 </text:span></text:p>
      <text:p text:style-name="P1"><text:tab/><text:tab/><text:tab/>if(hypos_cur == 0 || ptr &gt; 47)</text:p>
      <text:p text:style-name="P1"><text:tab/><text:tab/><text:tab/>{</text:p>
      <text:p text:style-name="P1"><text:tab/><text:tab/><text:tab/><text:tab/>hypo_ss hypo_tmp = ss.top();</text:p>
      <text:p text:style-name="P1"><text:tab/><text:tab/><text:tab/><text:tab/>hypos_cur ^= hypo_tmp.hypo_tmp; <text:s text:c="3"/><text:span text:style-name="T26">//出栈异或</text:span></text:p>
      <text:p text:style-name="P1"><text:tab/><text:tab/><text:tab/><text:tab/>ptr = hypo_tmp.ptr + 1;</text:p>
      <text:p text:style-name="P1"><text:tab/><text:tab/><text:tab/><text:tab/>ss.pop();</text:p>
      <text:p text:style-name="P1"><text:tab/><text:tab/><text:tab/><text:tab/>continue;</text:p>
      <text:p text:style-name="P1"><text:tab/><text:tab/><text:tab/>}</text:p>
      <text:p text:style-name="P1"><text:tab/><text:tab/><text:tab/></text:p>
      <text:p text:style-name="P31"><text:span text:style-name="T1"><text:tab/><text:tab/><text:tab/></text:span><text:span text:style-name="T6">//</text:span><text:span text:style-name="T7">入栈条件 如果该假设还有未被包含的具体假设 则入栈，</text:span></text:p>
      <text:p text:style-name="P32"><text:span text:style-name="T8"><text:tab/><text:tab/><text:tab/>// 并当前栈大小的计数加</text:span><text:span text:style-name="T9">1</text:span></text:p>
      <text:p text:style-name="P1"><text:tab/><text:tab/><text:tab/>if(int tmp = hyposs[ptr].insert(hypos_cur))</text:p>
      <text:p text:style-name="P1"><text:tab/><text:tab/><text:tab/>{</text:p>
      <text:p text:style-name="P1"><text:tab/><text:tab/><text:tab/><text:tab/>hypos_cur ^= tmp;</text:p>
      <text:p text:style-name="P1"><text:tab/><text:tab/><text:tab/><text:tab/>ss.push(hypo_ss(ptr, tmp));</text:p>
      <text:p text:style-name="P1"><text:soft-page-break/><text:tab/><text:tab/><text:tab/><text:tab/>if(sum.size() &lt; ss.size())</text:p>
      <text:p text:style-name="P1"><text:tab/><text:tab/><text:tab/><text:tab/><text:tab/>sum.push_back(0);</text:p>
      <text:p text:style-name="P1"><text:tab/><text:tab/><text:tab/><text:tab/>sum[ss.size() - 1]++;</text:p>
      <text:p text:style-name="P1"><text:tab/><text:tab/><text:tab/>}</text:p>
      <text:p text:style-name="P1"><text:tab/><text:tab/><text:tab/>ptr++;</text:p>
      <text:p text:style-name="P1"><text:tab/><text:tab/>}</text:p>
      <text:p text:style-name="P1"><text:tab/><text:tab/>return 1;</text:p>
      <text:p text:style-name="P1"><text:tab/>}</text:p>
      <text:p text:style-name="P7"><text:span text:style-name="T1"><text:tab/></text:span><text:span text:style-name="T6">//</text:span><text:span text:style-name="T7">输出各个长度的可能数</text:span></text:p>
      <text:p text:style-name="P1"><text:tab/>void print()</text:p>
      <text:p text:style-name="P1"><text:tab/>{</text:p>
      <text:p text:style-name="P1"><text:tab/><text:tab/>for(unsigned int i = 0; i &lt; sum.size(); ++i)</text:p>
      <text:p text:style-name="P1"><text:tab/><text:tab/><text:tab/>printf("length %d : %d\n", i + 1, sum[i]);</text:p>
      <text:p text:style-name="P1"><text:tab/>}</text:p>
      <text:p text:style-name="P1"/>
      <text:p text:style-name="P1">private:</text:p>
      <text:p text:style-name="P1"><text:tab/>vector&lt;int&gt; sum;</text:p>
      <text:p text:style-name="P1"><text:tab/>stack&lt;hypo_ss&gt; ss;</text:p>
      <text:p text:style-name="P1"><text:tab/>int hypos_cur;</text:p>
      <text:p text:style-name="P1"><text:tab/>vector&lt;hypo&gt; hyposs;</text:p>
      <text:p text:style-name="P1">};</text:p>
      <text:p text:style-name="P1"/>
      <text:p text:style-name="P1">int main()</text:p>
      <text:p text:style-name="P1">{</text:p>
      <text:p text:style-name="P1"><text:tab/>Traversal traversal;</text:p>
      <text:p text:style-name="P1"><text:tab/>traversal.insert(0);</text:p>
      <text:p text:style-name="P1"><text:tab/>traversal.print();</text:p>
      <text:p text:style-name="P1"><text:tab/>system("pause");</text:p>
      <text:p text:style-name="P1"><text:tab/>return 0;</text:p>
      <text:p text:style-name="P1">}</text:p>
      <text:p text:style-name="P1"/>
      <text:p text:style-name="P1">/* Output:</text:p>
      <text:p text:style-name="P33">length 1 : 48</text:p>
      <text:p text:style-name="P33">length 2 : 931</text:p>
      <text:p text:style-name="P33">length 3 : 10332</text:p>
      <text:p text:style-name="P33">length 4 : 72358</text:p>
      <text:p text:style-name="P33">length 5 : 342057</text:p>
      <text:p text:style-name="P33">length 6 : 1141603</text:p>
      <text:p text:style-name="P33">length 7 : 2773332</text:p>
      <text:p text:style-name="P33">length 8 : 4971915</text:p>
      <text:p text:style-name="P33">length 9 : 6543060</text:p>
      <text:p text:style-name="P33">length 10 : 6175660</text:p>
      <text:p text:style-name="P33">length 11 : 4003914</text:p>
      <text:p text:style-name="P33">length 12 : 1676233</text:p>
      <text:p text:style-name="P33">length 13 : 422676</text:p>
      <text:p text:style-name="P33">length 14 : 61884</text:p>
      <text:p text:style-name="P33">length 15 : 5346</text:p>
      <text:p text:style-name="P33">length 16 : 435</text:p>
      <text:p text:style-name="P33">length 17 : 27</text:p>
      <text:p text:style-name="P33">length 18 : 1</text:p>
      <text:p text:style-name="P33">sh: 1: pause: not found</text:p>
      <text:p text:style-name="P33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0:38:10.906867201</meta:creation-date>
    <dc:date>2018-10-09T22:32:11.045988090</dc:date>
    <meta:editing-duration>PT1H39M52S</meta:editing-duration>
    <meta:editing-cycles>89</meta:editing-cycles>
    <meta:generator>LibreOffice/5.1.6.2$Linux_X86_64 LibreOffice_project/10m0$Build-2</meta:generator>
    <meta:document-statistic meta:table-count="0" meta:image-count="0" meta:object-count="0" meta:page-count="6" meta:paragraph-count="237" meta:word-count="2038" meta:character-count="5955" meta:non-whitespace-character-count="4263"/>
  </office:meta>
</office:document-meta>
</file>